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3.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15cm" fo:min-width="12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6.05cm" fo:min-width="12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7cm" svg:x="18.8cm" svg:y="2.2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1cm" svg:y="10.2cm">
          <text:p text:style-name="P1">CDHIT to</text:p>
          <text:p text:style-name="P1">Clean up</text:p>
          <text:p text:style-name="P1">Unpaired 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4.8cm">
          <text:p text:style-name="P1">Trim the 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7cm" svg:y="2cm">
          <text:p text:style-name="P1">Remove</text:p>
          <text:p text:style-name="P1">Adap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8cm" svg:y="20cm">
          <text:p text:style-name="P1">BLAT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3cm" svg:y="7.2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7cm" svg:x="11.5cm" svg:y="27.5cm">
          <text:p text:style-name="P1">BLAT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cm" svg:height="1.7cm" svg:x="2.2cm" svg:y="12.8cm">
          <text:p text:style-name="P1">Remove host</text:p>
          <text:p text:style-name="P1">Contaminents</text:p>
          <text:p text:style-name="P1">(BWA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6.8cm" svg:y="2.3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2.5cm" svg:y="15.2cm">
          <text:p text:style-name="P1">BWA</text:p>
          <text:p text:style-name="P1">annot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8cm" svg:y="23.1cm">
          <text:p text:style-name="P1">BLAT</text:p>
          <text:p text:style-name="P1">Annotation</text:p>
          <text:p text:style-name="P1">Unpair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4.5cm" svg:y="21.4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4cm" svg:y="6.7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6.8cm" svg:y="12.1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6.4cm" svg:y="9.1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6.9cm" svg:y="24.4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cm" svg:height="7.4cm" svg:x="7.6cm" svg:y="19.5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7.7cm" svg:y="25.5cm">
          <draw:text-box>
            <text:p>BLAT Annotation</text:p>
          </draw:text-box>
        </draw:frame>
        <draw:custom-shape draw:style-name="gr1" draw:text-style-name="P1" draw:layer="layout" svg:width="2.4cm" svg:height="1.7cm" svg:x="7.7cm" svg:y="33.5cm">
          <text:p text:style-name="P1">DIAMOND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7cm" svg:y="35.7cm">
          <text:p text:style-name="P1">DIAMOND</text:p>
          <text:p text:style-name="P1">Annotation</text:p>
          <text:p text:style-name="P1">Unpair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3cm" svg:y="34cm">
          <text:p text:style-name="P1">DIAMOND</text:p>
          <text:p text:style-name="P1">Annotation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4cm" svg:height="1.7cm" svg:x="16cm" svg:y="36.1cm">
          <text:p text:style-name="P1">DIAMOND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5cm" svg:height="6.3cm" svg:x="7cm" svg:y="32.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7.2cm" svg:y="37.4cm">
          <draw:text-box>
            <text:p>DIAMOND Annotation</text:p>
          </draw:text-box>
        </draw:frame>
        <draw:custom-shape draw:style-name="gr2" draw:text-style-name="P1" draw:layer="layout" svg:width="4.4cm" svg:height="1.7cm" svg:x="10.9cm" svg:y="39.1cm">
          <text:p text:style-name="P1">DIAMOND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5:08:45.120000000</meta:creation-date>
    <dc:date>2017-11-13T16:27:59.838000000</dc:date>
    <meta:editing-duration>P5DT38M41S</meta:editing-duration>
    <meta:editing-cycles>4</meta:editing-cycles>
    <meta:generator>LibreOffice/5.4.2.2$Windows_X86_64 LibreOffice_project/22b09f6418e8c2d508a9eaf86b2399209b0990f4</meta:generator>
    <meta:document-statistic meta:object-count="25"/>
  </office:meta>
</office:document-meta>
</file>